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fo:font-weight="normal" officeooo:rsid="002fba8a" officeooo:paragraph-rsid="002fba8a" style:font-name-asian="Arial Unicode MS" style:font-size-asian="11pt" style:font-weight-asian="normal" style:font-name-complex="Arial Unicode MS" style:font-size-complex="11pt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Arial" fo:font-size="13pt" fo:language="pt" fo:country="BR" style:font-size-asian="13pt" style:font-size-complex="13pt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3pt" fo:language="pt" fo:country="BR" officeooo:rsid="0025bf19" officeooo:paragraph-rsid="0025bf19" style:font-size-asian="13pt" style:font-size-complex="13pt"/>
    </style:style>
    <style:style style:name="P4" style:family="paragraph" style:parent-style-name="Text_20_body">
      <style:paragraph-properties fo:text-align="start" style:justify-single-word="false"/>
      <style:text-properties style:font-name="Arial" fo:font-size="13pt" fo:language="pt" fo:country="BR" officeooo:rsid="00270e4e" officeooo:paragraph-rsid="00270e4e" style:font-size-asian="13pt" style:font-size-complex="13pt"/>
    </style:style>
    <style:style style:name="P5" style:family="paragraph" style:parent-style-name="Text_20_body">
      <style:paragraph-properties fo:line-height="150%" fo:text-align="justify" style:justify-single-word="false"/>
      <style:text-properties fo:language="pt" fo:country="BR" officeooo:paragraph-rsid="0016725d"/>
    </style:style>
    <style:style style:name="P6" style:family="paragraph" style:parent-style-name="Text_20_body">
      <style:paragraph-properties fo:line-height="150%" fo:text-align="justify" style:justify-single-word="false"/>
      <style:text-properties fo:language="pt" fo:country="BR" officeooo:paragraph-rsid="002cdb58"/>
    </style:style>
    <style:style style:name="P7" style:family="paragraph" style:parent-style-name="Title">
      <style:paragraph-properties fo:text-align="justify" style:justify-single-word="false"/>
      <style:text-properties style:font-name="Arial" fo:font-size="13pt" fo:language="pt" fo:country="BR" officeooo:rsid="002f0ab5" officeooo:paragraph-rsid="002f0ab5" style:font-size-asian="13pt" style:font-size-complex="13pt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fo:font-weight="normal" officeooo:rsid="002fba8a" officeooo:paragraph-rsid="002fba8a" style:font-name-asian="Arial Unicode MS" style:font-size-asian="11pt" style:font-weight-asian="normal" style:font-name-complex="Arial Unicode MS" style:font-size-complex="11pt" style:font-weight-complex="normal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fo:font-weight="normal" officeooo:rsid="002fba8a" officeooo:paragraph-rsid="00340d0c" style:font-name-asian="Arial Unicode MS" style:font-size-asian="11pt" style:font-weight-asian="normal" style:font-name-complex="Arial Unicode MS" style:font-size-complex="11pt" style:font-weight-complex="normal"/>
    </style:style>
    <style:style style:name="P10" style:family="paragraph" style:parent-style-name="Text_20_body">
      <style:paragraph-properties fo:line-height="150%"/>
      <style:text-properties style:font-name="Arial" fo:font-size="11pt" fo:language="pt" fo:country="BR" fo:font-weight="normal" officeooo:rsid="00245fd4" officeooo:paragraph-rsid="003b2199" style:font-name-asian="Arial Unicode MS" style:font-size-asian="11pt" style:font-weight-asian="normal" style:font-name-complex="Arial Unicode MS" style:font-size-complex="11pt" style:font-weight-complex="normal"/>
    </style:style>
    <style:style style:name="P11" style:family="paragraph" style:parent-style-name="Text_20_body">
      <style:paragraph-properties fo:line-height="150%"/>
      <style:text-properties style:font-name="Arial" fo:font-size="11pt" fo:language="pt" fo:country="BR" fo:font-weight="normal" officeooo:rsid="003b2199" officeooo:paragraph-rsid="003cf28f" style:font-name-asian="Arial Unicode MS" style:font-size-asian="11pt" style:font-weight-asian="normal" style:font-name-complex="Arial Unicode MS" style:font-size-complex="11pt" style:font-weight-complex="normal"/>
    </style:style>
    <style:style style:name="P12" style:family="paragraph" style:parent-style-name="Text_20_body">
      <style:text-properties style:font-name="Arial" fo:font-size="11pt" fo:language="pt" fo:country="BR" fo:font-weight="normal" officeooo:rsid="00363625" officeooo:paragraph-rsid="00392b02" style:font-name-asian="Arial Unicode MS" style:font-size-asian="11pt" style:font-weight-asian="normal" style:font-name-complex="Arial Unicode MS" style:font-size-complex="11pt" style:font-weight-complex="normal"/>
    </style:style>
    <style:style style:name="P13" style:family="paragraph" style:parent-style-name="Text_20_body">
      <style:text-properties style:font-name="Arial" fo:font-size="11pt" fo:language="pt" fo:country="BR" fo:font-weight="normal" officeooo:rsid="00363625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14" style:family="paragraph" style:parent-style-name="Text_20_body">
      <style:text-properties style:font-name="Arial" fo:font-size="11pt" fo:language="pt" fo:country="BR" fo:font-weight="normal" officeooo:rsid="00363625" officeooo:paragraph-rsid="00369273" style:font-name-asian="Arial Unicode MS" style:font-size-asian="11pt" style:font-weight-asian="normal" style:font-name-complex="Arial Unicode MS" style:font-size-complex="11pt" style:font-weight-complex="normal"/>
    </style:style>
    <style:style style:name="P15" style:family="paragraph" style:parent-style-name="Text_20_body">
      <style:text-properties style:font-name="Arial" fo:font-size="11pt" fo:language="pt" fo:country="BR" fo:font-weight="normal" officeooo:rsid="00363625" officeooo:paragraph-rsid="0027fe4d" style:font-name-asian="Arial Unicode MS" style:font-size-asian="11pt" style:font-weight-asian="normal" style:font-name-complex="Arial Unicode MS" style:font-size-complex="11pt" style:font-weight-complex="normal"/>
    </style:style>
    <style:style style:name="P16" style:family="paragraph" style:parent-style-name="Text_20_body">
      <style:text-properties style:font-name="Arial" fo:font-size="11pt" fo:language="pt" fo:country="BR" fo:font-weight="normal" officeooo:rsid="00363625" officeooo:paragraph-rsid="00218d5c" style:font-name-asian="Arial Unicode MS" style:font-size-asian="11pt" style:font-weight-asian="normal" style:font-name-complex="Arial Unicode MS" style:font-size-complex="11pt" style:font-weight-complex="normal"/>
    </style:style>
    <style:style style:name="P17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392b02" style:font-name-asian="Arial Unicode MS" style:font-size-asian="11pt" style:font-weight-asian="normal" style:font-name-complex="Arial Unicode MS" style:font-size-complex="11pt" style:font-weight-complex="normal"/>
    </style:style>
    <style:style style:name="P18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19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3fc5f4" style:font-name-asian="Arial Unicode MS" style:font-size-asian="11pt" style:font-weight-asian="normal" style:font-name-complex="Arial Unicode MS" style:font-size-complex="11pt" style:font-weight-complex="normal"/>
    </style:style>
    <style:style style:name="P20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218d5c" style:font-name-asian="Arial Unicode MS" style:font-size-asian="11pt" style:font-weight-asian="normal" style:font-name-complex="Arial Unicode MS" style:font-size-complex="11pt" style:font-weight-complex="normal"/>
    </style:style>
    <style:style style:name="P21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3e52a2" style:font-name-asian="Arial Unicode MS" style:font-size-asian="11pt" style:font-weight-asian="normal" style:font-name-complex="Arial Unicode MS" style:font-size-complex="11pt" style:font-weight-complex="normal"/>
    </style:style>
    <style:style style:name="P22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3cf28f" style:font-name-asian="Arial Unicode MS" style:font-size-asian="11pt" style:font-weight-asian="normal" style:font-name-complex="Arial Unicode MS" style:font-size-complex="11pt" style:font-weight-complex="normal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officeooo:rsid="002fba8a" officeooo:paragraph-rsid="0035e7c6" style:font-size-asian="11pt" style:font-size-complex="11pt"/>
    </style:style>
    <style:style style:name="P24" style:family="paragraph" style:parent-style-name="Text_20_body">
      <style:text-properties style:font-name="Arial" fo:font-size="11pt" fo:language="pt" fo:country="BR" fo:font-weight="bold" officeooo:rsid="00363625" officeooo:paragraph-rsid="00392b02" style:font-name-asian="Arial Unicode MS" style:font-size-asian="11pt" style:font-weight-asian="bold" style:font-name-complex="Arial Unicode MS" style:font-size-complex="11pt" style:font-weight-complex="bold"/>
    </style:style>
    <style:style style:name="P25" style:family="paragraph" style:parent-style-name="Text_20_body">
      <style:text-properties style:font-name="Arial" fo:font-size="11pt" fo:language="pt" fo:country="BR" fo:font-weight="bold" officeooo:rsid="00363625" officeooo:paragraph-rsid="00369273" style:font-name-asian="Arial Unicode MS" style:font-size-asian="11pt" style:font-weight-asian="bold" style:font-name-complex="Arial Unicode MS" style:font-size-complex="11pt" style:font-weight-complex="bold"/>
    </style:style>
    <style:style style:name="P26" style:family="paragraph" style:parent-style-name="Text_20_body">
      <style:text-properties style:font-name="Arial" fo:font-size="11pt" fo:language="pt" fo:country="BR" fo:font-weight="bold" officeooo:rsid="00363625" officeooo:paragraph-rsid="00218d5c" style:font-name-asian="Arial Unicode MS" style:font-size-asian="11pt" style:font-weight-asian="bold" style:font-name-complex="Arial Unicode MS" style:font-size-complex="11pt" style:font-weight-complex="bold"/>
    </style:style>
    <style:style style:name="P27" style:family="paragraph" style:parent-style-name="Text_20_body">
      <style:text-properties style:font-name="Arial" fo:font-size="11pt" fo:language="pt" fo:country="BR" fo:font-weight="bold" officeooo:rsid="00363625" officeooo:paragraph-rsid="00401b1f" style:font-name-asian="Arial Unicode MS" style:font-size-asian="11pt" style:font-weight-asian="bold" style:font-name-complex="Arial Unicode MS" style:font-size-complex="11pt" style:font-weight-complex="bold"/>
    </style:style>
    <style:style style:name="P28" style:family="paragraph" style:parent-style-name="Text_20_body">
      <style:text-properties style:font-name="Arial" fo:font-size="11pt" fo:language="pt" fo:country="BR" fo:font-weight="bold" officeooo:rsid="00363625" officeooo:paragraph-rsid="003501c2" style:font-name-asian="Arial Unicode MS" style:font-size-asian="11pt" style:font-weight-asian="bold" style:font-name-complex="Arial Unicode MS" style:font-size-complex="11pt" style:font-weight-complex="bold"/>
    </style:style>
    <style:style style:name="P29" style:family="paragraph" style:parent-style-name="Text_20_body">
      <style:paragraph-properties fo:line-height="150%"/>
      <style:text-properties style:font-name="Arial" fo:font-size="11pt" fo:font-weight="normal" officeooo:rsid="002417eb" officeooo:paragraph-rsid="00245fd4" style:font-name-asian="Arial Unicode MS" style:font-size-asian="11pt" style:font-weight-asian="normal" style:font-name-complex="Arial Unicode MS" style:font-size-complex="11pt" style:font-weight-complex="normal"/>
    </style:style>
    <style:style style:name="P30" style:family="paragraph" style:parent-style-name="Text_20_body">
      <style:paragraph-properties fo:line-height="150%"/>
      <style:text-properties style:font-name="Arial" fo:font-size="11pt" fo:font-weight="normal" officeooo:rsid="0029f0f2" officeooo:paragraph-rsid="0029f0f2" style:font-name-asian="Arial Unicode MS" style:font-size-asian="11pt" style:font-weight-asian="normal" style:font-name-complex="Arial Unicode MS" style:font-size-complex="11pt" style:font-weight-complex="normal"/>
    </style:style>
    <style:style style:name="P31" style:family="paragraph" style:parent-style-name="Text_20_body">
      <style:paragraph-properties fo:line-height="150%"/>
      <style:text-properties style:font-name="Arial" fo:font-size="11pt" fo:font-weight="normal" officeooo:rsid="0029f0f2" officeooo:paragraph-rsid="003abbbd" style:font-name-asian="Arial Unicode MS" style:font-size-asian="11pt" style:font-weight-asian="normal" style:font-name-complex="Arial Unicode MS" style:font-size-complex="11pt" style:font-weight-complex="normal"/>
    </style:style>
    <style:style style:name="P32" style:family="paragraph" style:parent-style-name="Text_20_body">
      <style:paragraph-properties fo:line-height="150%"/>
      <style:text-properties style:font-name="Arial" fo:font-size="11pt" fo:font-weight="normal" officeooo:rsid="0029f0f2" officeooo:paragraph-rsid="003e52a2" style:font-name-asian="Arial Unicode MS" style:font-size-asian="11pt" style:font-weight-asian="normal" style:font-name-complex="Arial Unicode MS" style:font-size-complex="11pt" style:font-weight-complex="normal"/>
    </style:style>
    <style:style style:name="P33" style:family="paragraph" style:parent-style-name="Text_20_body">
      <style:paragraph-properties fo:line-height="150%"/>
      <style:text-properties style:font-name="Arial" fo:font-size="11pt" fo:font-weight="normal" officeooo:rsid="0029f0f2" officeooo:paragraph-rsid="003fc5f4" style:font-name-asian="Arial Unicode MS" style:font-size-asian="11pt" style:font-weight-asian="normal" style:font-name-complex="Arial Unicode MS" style:font-size-complex="11pt" style:font-weight-complex="normal"/>
    </style:style>
    <style:style style:name="P34" style:family="paragraph" style:parent-style-name="Text_20_body">
      <style:paragraph-properties fo:line-height="150%"/>
      <style:text-properties style:font-name="Arial" fo:font-size="11pt" fo:font-weight="normal" officeooo:rsid="0029f0f2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35" style:family="paragraph" style:parent-style-name="Text_20_body">
      <style:paragraph-properties fo:line-height="150%"/>
      <style:text-properties style:font-name="Arial" fo:font-size="11pt" fo:font-weight="normal" officeooo:rsid="00272e87" officeooo:paragraph-rsid="00272e87" style:font-name-asian="Arial Unicode MS" style:font-size-asian="11pt" style:font-weight-asian="normal" style:font-name-complex="Arial Unicode MS" style:font-size-complex="11pt" style:font-weight-complex="normal"/>
    </style:style>
    <style:style style:name="P36" style:family="paragraph" style:parent-style-name="Text_20_body">
      <style:paragraph-properties fo:line-height="150%"/>
      <style:text-properties style:font-name="Arial" fo:font-size="11pt" fo:font-weight="normal" officeooo:rsid="00272e87" officeooo:paragraph-rsid="0041dea7" style:font-name-asian="Arial Unicode MS" style:font-size-asian="11pt" style:font-weight-asian="normal" style:font-name-complex="Arial Unicode MS" style:font-size-complex="11pt" style:font-weight-complex="normal"/>
    </style:style>
    <style:style style:name="P37" style:family="paragraph" style:parent-style-name="Text_20_body">
      <style:paragraph-properties fo:line-height="150%"/>
      <style:text-properties style:font-name="Arial" fo:font-size="11pt" fo:font-weight="normal" officeooo:rsid="00272e87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38" style:family="paragraph" style:parent-style-name="Text_20_body">
      <style:paragraph-properties fo:line-height="150%"/>
      <style:text-properties officeooo:paragraph-rsid="00369273"/>
    </style:style>
    <style:style style:name="P39" style:family="paragraph" style:parent-style-name="Text_20_body">
      <style:paragraph-properties fo:line-height="150%"/>
      <style:text-properties officeooo:paragraph-rsid="00392b02"/>
    </style:style>
    <style:style style:name="P40" style:family="paragraph" style:parent-style-name="Heading_20_1">
      <style:text-properties style:font-name="Arial" fo:font-size="11pt" fo:language="pt" fo:country="BR" officeooo:rsid="001ce3fe" officeooo:paragraph-rsid="001ce3fe" style:font-size-asian="11pt" style:font-size-complex="11pt"/>
    </style:style>
    <style:style style:name="P41" style:family="paragraph" style:parent-style-name="Heading_20_1">
      <style:text-properties style:font-name="Arial" fo:font-size="11pt" fo:language="pt" fo:country="BR" officeooo:rsid="00256ac4" officeooo:paragraph-rsid="00256ac4" style:font-size-asian="11pt" style:font-size-complex="11pt"/>
    </style:style>
    <style:style style:name="P42" style:family="paragraph" style:parent-style-name="Heading_20_1">
      <style:text-properties style:font-name="Arial" fo:font-size="11pt" fo:language="pt" fo:country="BR" fo:font-weight="bold" officeooo:rsid="00363625" style:font-name-asian="Arial Unicode MS" style:font-size-asian="11pt" style:font-weight-asian="bold" style:font-name-complex="Arial Unicode MS" style:font-size-complex="11pt" style:font-weight-complex="bold"/>
    </style:style>
    <style:style style:name="P43" style:family="paragraph" style:parent-style-name="Heading_20_1">
      <style:paragraph-properties fo:line-height="150%"/>
      <style:text-properties style:font-name="Arial" fo:font-size="11pt" fo:language="pt" fo:country="BR" fo:font-weight="bold" officeooo:rsid="00363625" officeooo:paragraph-rsid="002417eb" style:font-name-asian="Arial Unicode MS" style:font-size-asian="11pt" style:font-weight-asian="bold" style:font-name-complex="Arial Unicode MS" style:font-size-complex="11pt" style:font-weight-complex="bold"/>
    </style:style>
    <style:style style:name="P44" style:family="paragraph" style:parent-style-name="Heading_20_1">
      <style:paragraph-properties fo:line-height="150%"/>
      <style:text-properties style:font-name="Arial" fo:font-size="11pt" fo:language="pt" fo:country="BR" fo:font-weight="bold" officeooo:rsid="00363625" officeooo:paragraph-rsid="00369273" style:font-name-asian="Arial Unicode MS" style:font-size-asian="11pt" style:font-weight-asian="bold" style:font-name-complex="Arial Unicode MS" style:font-size-complex="11pt" style:font-weight-complex="bold"/>
    </style:style>
    <style:style style:name="P45" style:family="paragraph" style:parent-style-name="Heading_20_1">
      <style:paragraph-properties fo:line-height="150%"/>
      <style:text-properties style:font-name="Arial" fo:font-size="11pt" fo:language="pt" fo:country="BR" fo:font-weight="normal" officeooo:rsid="00245fd4" officeooo:paragraph-rsid="00245fd4" style:font-name-asian="Arial Unicode MS" style:font-size-asian="11pt" style:font-weight-asian="normal" style:font-name-complex="Arial Unicode MS" style:font-size-complex="11pt" style:font-weight-complex="normal"/>
    </style:style>
    <style:style style:name="P46" style:family="paragraph" style:parent-style-name="Heading_20_1">
      <style:paragraph-properties fo:line-height="150%" fo:text-align="justify" style:justify-single-word="false"/>
      <style:text-properties officeooo:rsid="002fba8a" officeooo:paragraph-rsid="002fba8a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1pt" officeooo:rsid="0016725d" style:font-size-asian="11pt" style:font-size-complex="11pt"/>
    </style:style>
    <style:style style:name="T3" style:family="text">
      <style:text-properties style:font-name="Arial" fo:font-size="11pt" officeooo:rsid="002cdb58" style:font-size-asian="11pt" style:font-size-complex="11pt"/>
    </style:style>
    <style:style style:name="T4" style:family="text">
      <style:text-properties style:font-name="Arial" fo:font-size="11pt" fo:language="pt" fo:country="BR" fo:font-weight="bold" style:font-name-asian="Arial Unicode MS" style:font-size-asian="11pt" style:font-weight-asian="bold" style:font-name-complex="Arial Unicode MS" style:font-size-complex="11pt" style:font-weight-complex="bold"/>
    </style:style>
    <style:style style:name="T5" style:family="text">
      <style:text-properties style:font-name="Arial" fo:font-size="11pt" fo:language="pt" fo:country="BR" fo:font-weight="bold" officeooo:rsid="002cdb58" style:font-name-asian="Arial Unicode MS" style:font-size-asian="11pt" style:font-weight-asian="bold" style:font-name-complex="Arial Unicode MS" style:font-size-complex="11pt" style:font-weight-complex="bold"/>
    </style:style>
    <style:style style:name="T6" style:family="text">
      <style:text-properties style:font-name="Arial" fo:font-size="11pt" fo:language="pt" fo:country="BR" fo:font-weight="bold" style:font-size-asian="11pt" style:font-weight-asian="bold" style:font-size-complex="11pt" style:font-weight-complex="bold"/>
    </style:style>
    <style:style style:name="T7" style:family="text">
      <style:text-properties style:font-name="Arial" fo:font-size="11pt" fo:language="pt" fo:country="BR" fo:font-weight="bold" officeooo:rsid="00256ac4" style:font-size-asian="11pt" style:font-weight-asian="bold" style:font-size-complex="11pt" style:font-weight-complex="bold"/>
    </style:style>
    <style:style style:name="T8" style:family="text">
      <style:text-properties style:font-name="Arial" fo:font-size="11pt" fo:language="pt" fo:country="BR" fo:font-weight="bold" officeooo:rsid="00392b02" style:font-size-asian="11pt" style:font-weight-asian="bold" style:font-size-complex="11pt" style:font-weight-complex="bold"/>
    </style:style>
    <style:style style:name="T9" style:family="text">
      <style:text-properties style:font-name="Arial" fo:font-size="11pt" fo:language="pt" fo:country="BR" fo:font-weight="normal" officeooo:rsid="00363625" style:font-name-asian="Arial Unicode MS" style:font-size-asian="11pt" style:font-weight-asian="normal" style:font-name-complex="Arial Unicode MS" style:font-size-complex="11pt" style:font-weight-complex="normal"/>
    </style:style>
    <style:style style:name="T10" style:family="text">
      <style:text-properties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T11" style:family="text">
      <style:text-properties style:font-name="Arial" fo:font-size="11pt" fo:language="pt" fo:country="BR" style:font-size-asian="11pt" style:font-size-complex="11pt"/>
    </style:style>
    <style:style style:name="T12" style:family="text">
      <style:text-properties style:font-name="Arial" fo:font-size="11pt" fo:language="pt" fo:country="BR" officeooo:rsid="00369273" style:font-size-asian="11pt" style:font-size-complex="11pt"/>
    </style:style>
    <style:style style:name="T13" style:family="text">
      <style:text-properties style:font-name="Arial" fo:font-size="11pt" fo:language="pt" fo:country="BR" officeooo:rsid="00256ac4" style:font-size-asian="11pt" style:font-size-complex="11pt"/>
    </style:style>
    <style:style style:name="T14" style:family="text">
      <style:text-properties style:font-name="Arial" fo:font-size="11pt" fo:language="pt" fo:country="BR" officeooo:rsid="00392b02" style:font-size-asian="11pt" style:font-size-complex="11pt"/>
    </style:style>
    <style:style style:name="T15" style:family="text">
      <style:text-properties style:font-name="Arial" fo:font-size="11pt" fo:language="pt" fo:country="BR" officeooo:rsid="003abbbd" style:font-size-asian="11pt" style:font-size-complex="11pt"/>
    </style:style>
    <style:style style:name="T16" style:family="text">
      <style:text-properties style:font-name="Arial" fo:font-size="11pt" fo:language="pt" fo:country="BR" officeooo:rsid="003b2199" style:font-size-asian="11pt" style:font-size-complex="11pt"/>
    </style:style>
    <style:style style:name="T17" style:family="text">
      <style:text-properties style:font-name="Arial" fo:font-size="11pt" fo:language="pt" fo:country="BR" officeooo:rsid="003cf28f" style:font-size-asian="11pt" style:font-size-complex="11pt"/>
    </style:style>
    <style:style style:name="T18" style:family="text">
      <style:text-properties style:font-name="Arial" fo:font-size="11pt" fo:language="pt" fo:country="BR" officeooo:rsid="003e52a2" style:font-size-asian="11pt" style:font-size-complex="11pt"/>
    </style:style>
    <style:style style:name="T19" style:family="text">
      <style:text-properties style:font-name="Arial" fo:font-size="11pt" fo:language="pt" fo:country="BR" officeooo:rsid="003fc5f4" style:font-size-asian="11pt" style:font-size-complex="11pt"/>
    </style:style>
    <style:style style:name="T20" style:family="text">
      <style:text-properties officeooo:rsid="002721f3"/>
    </style:style>
    <style:style style:name="T21" style:family="text">
      <style:text-properties fo:language="pt" fo:country="BR"/>
    </style:style>
    <style:style style:name="T22" style:family="text">
      <style:text-properties fo:language="pt" fo:country="BR" officeooo:rsid="00245fd4"/>
    </style:style>
    <style:style style:name="T23" style:family="text">
      <style:text-properties fo:language="pt" fo:country="BR" officeooo:rsid="00369273"/>
    </style:style>
    <style:style style:name="T24" style:family="text">
      <style:text-properties fo:language="pt" fo:country="BR" officeooo:rsid="003fc5f4"/>
    </style:style>
    <style:style style:name="T25" style:family="text">
      <style:text-properties fo:language="pt" fo:country="BR" officeooo:rsid="00401b1f"/>
    </style:style>
    <style:style style:name="T26" style:family="text">
      <style:text-properties fo:language="pt" fo:country="BR" officeooo:rsid="00363625"/>
    </style:style>
    <style:style style:name="T27" style:family="text">
      <style:text-properties officeooo:rsid="00312bbd"/>
    </style:style>
    <style:style style:name="T28" style:family="text">
      <style:text-properties officeooo:rsid="00323c9e"/>
    </style:style>
    <style:style style:name="T29" style:family="text">
      <style:text-properties officeooo:rsid="00340d0c"/>
    </style:style>
    <style:style style:name="T30" style:family="text">
      <style:text-properties fo:font-weight="normal" style:font-name-asian="Arial Unicode MS" style:font-weight-asian="normal" style:font-name-complex="Arial Unicode MS" style:font-weight-complex="normal"/>
    </style:style>
    <style:style style:name="T31" style:family="text">
      <style:text-properties fo:font-weight="normal" officeooo:rsid="00340d0c" style:font-name-asian="Arial Unicode MS" style:font-weight-asian="normal" style:font-name-complex="Arial Unicode MS" style:font-weight-complex="normal"/>
    </style:style>
    <style:style style:name="T32" style:family="text">
      <style:text-properties fo:font-weight="normal" officeooo:rsid="003501c2" style:font-name-asian="Arial Unicode MS" style:font-weight-asian="normal" style:font-name-complex="Arial Unicode MS" style:font-weight-complex="normal"/>
    </style:style>
    <style:style style:name="T33" style:family="text">
      <style:text-properties fo:font-weight="normal" officeooo:rsid="0035e7c6" style:font-name-asian="Arial Unicode MS" style:font-weight-asian="normal" style:font-name-complex="Arial Unicode MS" style:font-weight-complex="normal"/>
    </style:style>
    <style:style style:name="T34" style:family="text">
      <style:text-properties fo:font-weight="normal" officeooo:rsid="00363625" style:font-name-asian="Arial Unicode MS" style:font-weight-asian="normal" style:font-name-complex="Arial Unicode MS" style:font-weight-complex="normal"/>
    </style:style>
    <style:style style:name="T35" style:family="text">
      <style:text-properties fo:font-weight="normal" officeooo:rsid="00369273" style:font-name-asian="Arial Unicode MS" style:font-weight-asian="normal" style:font-name-complex="Arial Unicode MS" style:font-weight-complex="normal"/>
    </style:style>
    <style:style style:name="T36" style:family="text">
      <style:text-properties fo:font-weight="normal" officeooo:rsid="003fc5f4" style:font-name-asian="Arial Unicode MS" style:font-weight-asian="normal" style:font-name-complex="Arial Unicode MS" style:font-weight-complex="normal"/>
    </style:style>
    <style:style style:name="T37" style:family="text">
      <style:text-properties officeooo:rsid="00363625"/>
    </style:style>
    <style:style style:name="T38" style:family="text">
      <style:text-properties officeooo:rsid="00369273"/>
    </style:style>
    <style:style style:name="T39" style:family="text">
      <style:text-properties officeooo:rsid="003abbbd"/>
    </style:style>
    <style:style style:name="T40" style:family="text">
      <style:text-properties fo:language="en" fo:country="US" officeooo:rsid="003abbbd"/>
    </style:style>
    <style:style style:name="T41" style:family="text">
      <style:text-properties fo:language="en" fo:country="US" officeooo:rsid="003e52a2"/>
    </style:style>
    <style:style style:name="T42" style:family="text">
      <style:text-properties fo:language="en" fo:country="US" officeooo:rsid="003fc5f4"/>
    </style:style>
    <style:style style:name="T43" style:family="text">
      <style:text-properties fo:language="en" fo:country="US" officeooo:rsid="00401b1f"/>
    </style:style>
    <style:style style:name="T44" style:family="text">
      <style:text-properties officeooo:rsid="003b2199"/>
    </style:style>
    <style:style style:name="T45" style:family="text">
      <style:text-properties officeooo:rsid="003cf28f"/>
    </style:style>
    <style:style style:name="T46" style:family="text">
      <style:text-properties officeooo:rsid="003fc5f4"/>
    </style:style>
    <style:style style:name="T47" style:family="text">
      <style:text-properties officeooo:rsid="00401b1f"/>
    </style:style>
    <style:style style:name="T48" style:family="text">
      <style:text-properties officeooo:rsid="0041de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mputação Paralela em JavaScript</text:p>
      <text:p text:style-name="P2"/>
      <text:p text:style-name="P3">Clauber P. Stipkovic H. </text:p>
      <text:p text:style-name="P4">Professor Douto<text:span text:style-name="T20">r</text:span> Calebe de Paula Biachini</text:p>
      <text:p text:style-name="P3"/>
      <text:p text:style-name="P3">Apoio PIVIC Mackenzie</text:p>
      <text:h text:style-name="P40" text:outline-level="1">ABSTRACT</text:h>
      <text:p text:style-name="P5"><text:span text:style-name="T2">The objective of this </text:span><text:span text:style-name="T1">scientific research</text:span><text:span text:style-name="T2"> have its starting point to apply parallel computing concepts and techniques at SpiderMonkey JavaScript Engine.</text:span></text:p>
      <text:p text:style-name="P6"><text:span text:style-name="T2">T</text:span><text:span text:style-name="T3">he JavaScript language has been used </text:span><text:span text:style-name="T1">massively</text:span><text:span text:style-name="T3"> on web browsers for years, but in the last </text:span></text:p>
      <text:h text:style-name="P46" text:outline-level="1"><text:span text:style-name="T5">I</text:span><text:span text:style-name="T4">NTRODUÇAO</text:span></text:h>
      <text:p text:style-name="P1">Nos <text:span text:style-name="T27">últimos</text:span> anos, a web tem se tornado incrivelmente importante <text:span text:style-name="T28">tanto para</text:span> a computação em geral <text:span text:style-name="T28">quanto para os usuarios</text:span>, <text:span text:style-name="T28">que interagem com varios servicos e aplicacoes</text:span>, <text:span text:style-name="T28">onde essas, </text:span>acontecem consequentemente através <text:span text:style-name="T28">de um web browser</text:span>.</text:p>
      <text:p text:style-name="P1">Desde a “guerra dos navegadores” em meados de 1995, entre o<text:span text:style-name="T28">s web browsers</text:span> Microsoft Internet Explorer e Netscape Navigator, até hoje, muitas aplicações que eram conhecidas por serem tipicamente desktop, <text:span text:style-name="T28">foram disponibilizadas para que pudessem ser acessadas atraves dos web browsers, sendo hoje em dia, muitas novas aplicacoes, criadas apenas para funcionar na web e em vários dispositivos como mobile, tablets e Desktops.</text:span></text:p>
      <text:p text:style-name="P1">Para que muitas dessas aplicações <text:span text:style-name="T28">se tornem </text:span>possíveis nos <text:span text:style-name="T28">web browsers</text:span>, uma parte importante <text:span text:style-name="T28">se faz necessaria</text:span>, <text:span text:style-name="T28">o </text:span>JavaScript <text:span text:style-name="T28">engine</text:span>.</text:p>
      <text:p text:style-name="P9"><text:span text:style-name="T28">Por verificarmos a importância de termos uma JavaScript engine que seja rapida e eficiente para gerenciar o uso da CPU dos devices onde e utilizada, esta</text:span> <text:span text:style-name="T29">pesquisa utilizou como base a JavaScript engine da Fundacao Mozilla, chamada SpiderMonkey, onde foram realizados os estudos para entender como se da o funcionamento de uma JavaScript egine e com isso, identificar possíveis pontos onde fosse possível aplicar conceitos de computacao paralela.</text:span></text:p>
      <text:p text:style-name="P23"><text:span text:style-name="T31">Tendo em vista que o Spider</text:span><text:span text:style-name="T36">M</text:span><text:span text:style-name="T31">onkey foi o </text:span><text:span text:style-name="T30">primeiro JavaScript </text:span><text:span text:style-name="T31">engine </text:span><text:span text:style-name="T32">da historia, </text:span><text:span text:style-name="T31">criado para um web browser, </text:span><text:span text:style-name="T32">sua</text:span><text:span text:style-name="T31"> importância </text:span><text:span text:style-name="T32">e relevancia para a web, </text:span><text:span text:style-name="T31">justica sua utilizacao como base para essa pesqui</text:span><text:span text:style-name="T33">sa. </text:span></text:p>
      <text:p text:style-name="P23"><text:span text:style-name="T31">O</text:span><text:span text:style-name="T33">utro ponto que gostariamos de resaltar e o fato d</text:span><text:span text:style-name="T35">o Spider</text:span><text:span text:style-name="T36">M</text:span><text:span text:style-name="T35">onkey </text:span><text:span text:style-name="T33">ser um projeto de codigo aberto, </text:span><text:span text:style-name="T35">o que quer dizer que o </text:span><text:span text:style-name="T33">produto </text:span><text:span text:style-name="T35">esta</text:span><text:span text:style-name="T33"> disponivel para estudo, pesquisa e alterac</text:span><text:span text:style-name="T35">ao</text:span><text:span text:style-name="T33">, </text:span><text:span text:style-name="T35">que e</text:span><text:span text:style-name="T33"> </text:span><text:span text:style-name="T35">possível</text:span><text:span text:style-name="T33"> atraves </text:span><text:span text:style-name="T35">da </text:span><text:span text:style-name="T34">Mozilla Public License version 2.0 (MPL2), </text:span><text:span text:style-name="T35">e que tambem viabiliza a pesquisa.</text:span></text:p>
      <text:h text:style-name="P41" text:outline-level="1"><text:soft-page-break/></text:h>
      <text:p text:style-name="P17">Antes de definirmos o que e uma JavaScript engine, precisamos entender de onde veio a linguagem para a qual essa engine foi criada.</text:p>
      <text:p text:style-name="P17">A linguagem JavaScript, tambem conhecida como ECMAScript, e um linguagem de programacao dinamica e multiparadigma (script, orientada a objetos, imperativa e funcional), conhecida por ser utilizada para manipular o lado cliente dos web browser (atraves da plataforma Document Object Model), comunicacao assincrona e mais atualmente por tambem e executada do lado servidor. Foi criada em 1995 por Brendan Eich na empresa Netscape Communications Corporation (atualmente a Fundacao Mozilla) para a adocao de tecnologias web na plataforma da empresa.</text:p>
      <text:p text:style-name="P12"/>
      <text:p text:style-name="P24">Definicao de uma JavaScript engine</text:p>
      <text:p text:style-name="P18">Uma JavaScript engine – tamb'em conhecida como JavaScript interpreter ou JavaScript implementation - 'e uma virtual que interpreta e executa c'odigos JavaScript. Seu uso mais comum 'e em um web browser, mas existem outros como por exemplo, </text:p>
      <text:p text:style-name="P18">Assim </text:p>
      <text:p text:style-name="P19">JIT no livro de compiladores</text:p>
      <text:p text:style-name="P14"/>
      <text:p text:style-name="P25">Estrutura da JavaScript engine SpiderMonkey</text:p>
      <text:p text:style-name="P19">JSAPI User Guide</text:p>
      <text:p text:style-name="P19">SpiderMonkey/Internals</text:p>
      <text:p text:style-name="P15"/>
      <text:p text:style-name="P26">JavaScript Shell (JS)</text:p>
      <text:p text:style-name="P20">“The JavaScript shell (js) is a command-line program included in the SpiderMonkey source distribuction.”</text:p>
      <text:p text:style-name="P16"/>
      <text:p text:style-name="P27">Como compilar o SpiderMonkey</text:p>
      <text:p text:style-name="P13"/>
      <text:p text:style-name="P13"/>
      <text:p text:style-name="P28">CONCLUSAO</text:p>
      <text:h text:style-name="P42" text:outline-level="1">BIBLIOGRAPHY</text:h>
      <text:p text:style-name="P29"><text:span text:style-name="T26">- SpiderMonkey (</text:span><text:a xlink:type="simple" xlink:href="https://developer.mozilla.org/en-US/docs/Mozilla/Projects/SpiderMonkey">https://developer.mozilla.org/en-US/docs/Mozilla/Projects/SpiderMonkey</text:a><text:span text:style-name="T26">)</text:span></text:p>
      <text:p text:style-name="P35"><text:span text:style-name="T26">- SpiderMonkey Internals (</text:span><text:a xlink:type="simple" xlink:href="https://developer.mozilla.org/en-US/docs/Mozilla/Projects/SpiderMonkey/Internals">https://developer.mozilla.org/en-</text:a><text:soft-page-break/><text:a xlink:type="simple" xlink:href="https://developer.mozilla.org/en-US/docs/Mozilla/Projects/SpiderMonkey/Internals">US/docs/Mozilla/Projects/SpiderMonkey/Internals</text:a><text:span text:style-name="T26">)</text:span></text:p>
      <text:p text:style-name="P36"><text:span text:style-name="T26">- SpiderMonkey (software) (</text:span><text:a xlink:type="simple" xlink:href="https://en.wikipedia.org/wiki/SpiderMonkey_%28software%29">https://en.wikipedia.org/wiki/SpiderMonkey_%28software%29</text:a><text:span text:style-name="T26">)</text:span></text:p>
      <text:p text:style-name="P37"><text:span text:style-name="T26">- Just-in-time compilation (</text:span><text:a xlink:type="simple" xlink:href="https://en.wikipedia.org/wiki/Just-in-time_compilation">https://en.wikipedia.org/wiki/Just-in-time_compilation</text:a><text:span text:style-name="T26">)</text:span></text:p>
      <text:p text:style-name="P30"><text:span text:style-name="T26">- JavaScript Engine (</text:span><text:a xlink:type="simple" xlink:href="http://en.wikipedia.org/wiki/JavaScript_engine">http://en.wikipedia.org/wiki/JavaScript_engine</text:a><text:span text:style-name="T26">)</text:span></text:p>
      <text:p text:style-name="P31"><text:span text:style-name="T26">- Dynamically typed languages, Laurence Tratt, Advances in Computers, vol. 77, pages 149-184, July 2009 (</text:span><text:a xlink:type="simple" xlink:href="http://tratt.net/laurie/research/pubs/html/tratt__dynamically_typed_languages/">http://tratt.net/laurie/research/pubs/html/tratt__dynamically_typed_languages/</text:a><text:span text:style-name="T26">)</text:span></text:p>
      <text:p text:style-name="P31"><text:span text:style-name="T26">- Dynamic programming language (</text:span><text:a xlink:type="simple" xlink:href="https://en.wikipedia.org/wiki/Dynamic_programming_language">https://en.wikipedia.org/wiki/Dynamic_programming_language</text:a><text:span text:style-name="T26">)</text:span></text:p>
      <text:p text:style-name="P32"><text:span text:style-name="T26">- JavaScript (</text:span><text:a xlink:type="simple" xlink:href="https://en.wikipedia.org/wiki/JavaScript">https://en.wikipedia.org/wiki/JavaScript</text:a><text:span text:style-name="T26">)</text:span></text:p>
      <text:p text:style-name="P21">- JavaScript – The Definite Guide, Sixth Edition, David Flanagan, March 2011, O'Reilly</text:p>
      <text:p text:style-name="P19">- Compilers: Principles, Technique, and Tools, Second Edition, Alfred V. Aho, Ravi Sethi, Jeffrey D. Ullman, Addison Wesley, 2007</text:p>
      <text:p text:style-name="P33"><text:span text:style-name="T26">- JSAPI User Guide (</text:span><text:a xlink:type="simple" xlink:href="https://developer.mozilla.org/en-US/docs/Mozilla/Projects/SpiderMonkey/JSAPI_User_Guide">https://developer.mozilla.org/en-US/docs/Mozilla/Projects/SpiderMonkey/JSAPI_User_Guide</text:a><text:span text:style-name="T26">)</text:span></text:p>
      <text:p text:style-name="P33"><text:span text:style-name="T26">- Introduction to the JavaScript Shell (</text:span><text:a xlink:type="simple" xlink:href="https://developer.mozilla.org/en-US/docs/Mozilla/Projects/SpiderMonkey/Introduction_to_the_JavaScript_shell">https://developer.mozilla.org/en-US/docs/Mozilla/Projects/SpiderMonkey/Introduction_to_the_JavaScript_shell</text:a><text:span text:style-name="T26">)</text:span></text:p>
      <text:p text:style-name="P34"><text:span text:style-name="T26">- SpiderMonkey Internals (</text:span><text:a xlink:type="simple" xlink:href="https://developer.mozilla.org/en-US/docs/Mozilla/Projects/SpiderMonkey/Internals">https://developer.mozilla.org/en-US/docs/Mozilla/Projects/SpiderMonkey/Internals</text:a><text:span text:style-name="T26">)</text:span></text:p>
      <text:p text:style-name="P34"><text:span text:style-name="T26">- SpiderMonkey Build Documentation (</text:span><text:a xlink:type="simple" xlink:href="https://developer.mozilla.org/en-US/docs/Mozilla/Projects/SpiderMonkey/Build_Documentation">https://developer.mozilla.org/en-US/docs/Mozilla/Projects/SpiderMonkey/Build_Documentation</text:a><text:span text:style-name="T26">)</text:span></text:p>
      <text:p text:style-name="P18">- </text:p>
      <text:p text:style-name="P19"/>
      <text:h text:style-name="P43" text:outline-level="1">REFERENCE</text:h>
      <text:h text:style-name="P45" text:outline-level="1"><text:span text:style-name="T37">- Mozilla Source Code Directory Structure (</text:span><text:a xlink:type="simple" xlink:href="https://developer.mozilla.org/en-US/docs/Mozilla_Source_Code_Directory_Structure"><text:span text:style-name="T37">https://developer.mozilla.org/en-US/docs/Mozilla_Source_Code_Directory_Structure</text:span></text:a><text:span text:style-name="T37">)</text:span></text:h>
      <text:p text:style-name="P10"><text:span text:style-name="T37">- ECMAScript® 2015 Language Specification (</text:span><text:a xlink:type="simple" xlink:href="http://www.ecma-international.org/publications/standards/Ecma-262.htm"><text:span text:style-name="T37">http://www.ecma-international.org/publications/standards/Ecma-262.htm</text:span></text:a><text:span text:style-name="T37">)</text:span></text:p>
      <text:p text:style-name="P11"><text:span text:style-name="T37">- What is the Document Object Model? (</text:span><text:a xlink:type="simple" xlink:href="http://www.w3.org/DOM/#what"><text:span text:style-name="T37">http://www.w3.org/DOM/#what</text:span></text:a><text:span text:style-name="T37">)</text:span></text:p>
      <text:p text:style-name="P22">- </text:p>
      <text:h text:style-name="P44" text:outline-level="1"><text:soft-page-break/>ANEXO</text:h>
      <text:p text:style-name="P38"><text:span text:style-name="T9">- Mozilla Public License Version 2.0 (</text:span><text:a xlink:type="simple" xlink:href="https://www.mozilla.org/MPL/2.0/">https://www.mozilla.org/MPL/2.0/</text:a><text:span text:style-name="T9">)</text:span></text:p>
      <text:p text:style-name="P39"><text:span text:style-name="T9">- Duck Typing (</text:span><text:a xlink:type="simple" xlink:href="https://en.wikipedia.org/wiki/Duck_typing">https://en.wikipedia.org/wiki/Duck_typing</text:a><text:span text:style-name="T9">)</text:span></text:p>
      <text:p text:style-name="P17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6:43:33.481117000</meta:creation-date>
    <dc:date>2015-06-24T18:48:31.331400574</dc:date>
    <meta:editing-duration>P2DT21H7M17S</meta:editing-duration>
    <meta:editing-cycles>15</meta:editing-cycles>
    <meta:generator>LibreOffice/4.2.8.2$Linux_X86_64 LibreOffice_project/420m0$Build-2</meta:generator>
    <dc:creator>cin_chalic </dc:creator>
    <meta:document-statistic meta:table-count="0" meta:image-count="0" meta:object-count="0" meta:page-count="4" meta:paragraph-count="52" meta:word-count="636" meta:character-count="5255" meta:non-whitespace-character-count="4660"/>
  </office:meta>
</office:document-meta>
</file>